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JARDOTTY" svg:font-family="JARDOTTY" style:font-pitch="variable"/>
    <style:font-face style:name="Lato Black" svg:font-family="'Lato Black'" style:font-adornments="Black" style:font-pitch="variable"/>
    <style:font-face style:name="Lido STF" svg:font-family="'Lido STF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Lido STF" fo:font-size="16pt" officeooo:paragraph-rsid="00101bdd" style:font-size-asian="16pt" style:font-name-complex="Garamond" style:font-size-complex="16pt"/>
    </style:style>
    <style:style style:name="P2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Lato Black" fo:font-size="28pt" fo:font-weight="bold" officeooo:rsid="00101bdd" officeooo:paragraph-rsid="00101bdd" style:font-size-asian="28pt" style:font-weight-asian="bold" style:font-name-complex="Garamond" style:font-size-complex="28pt" style:font-weight-complex="bold"/>
    </style:style>
    <style:style style:name="P3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Garamond" fo:font-size="10pt" officeooo:paragraph-rsid="00130708" style:font-size-asian="10pt" style:font-name-complex="Garamond"/>
    </style:style>
    <style:style style:name="T1" style:family="text">
      <style:text-properties style:font-name="JARDOTTY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26690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30708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pter XVII – The Blessed Trinity</text:p>
      <text:p text:style-name="P1">1. The Trinity (<text:span text:style-name="T1">can</text:span>) (<text:span text:style-name="T1">cannot</text:span>) be discovered by our unaided reason.</text:p>
      <text:p text:style-name="P1">2. A supernatural mystery is a truth which is _ _ _ _ _ _ _ reason, but not<text:line-break/> _ _ _ _ _ _ _ it.</text:p>
      <text:p text:style-name="P1">3. Everything has a (<text:span text:style-name="T1">nature</text:span>) (<text:span text:style-name="T1">personality</text:span>).</text:p>
      <text:p text:style-name="P1">4. (<text:span text:style-name="T1">Nothing</text:span>) (<text:span text:style-name="T1">everything</text:span>) inferior to man is a person.</text:p>
      <text:p text:style-name="P1">5. When we ask what a thing is, we are enquiring about its (<text:span text:style-name="T1">nature</text:span>) (<text:span text:style-name="T1">personality</text:span>).</text:p>
      <text:p text:style-name="P1">6. Our imagination (<text:span text:style-name="T1">can</text:span>) (<text:span text:style-name="T1">cannot</text:span>) picture the Trinity faithfully.</text:p>
      <text:p text:style-name="P1">7. In me, my nature is owned by my _ _ _ _ _ _ _.</text:p>
      <text:p text:style-name="P1">8. God tells us that He is (<text:span text:style-name="T1">one in nature and one in person</text:span>) (<text:span text:style-name="T1">three in nature and one in person</text:span>) (<text:span text:style-name="T1">three in nature and three in person</text:span>) (<text:span text:style-name="T1">one in nature and three in person</text:span>).</text:p>
      <text:p text:style-name="P1">9. Since a person can never be just part of something else, it is said to be<text:line-break/> _ _ _ _ _ _ _.</text:p>
      <text:p text:style-name="P1">10. In God, a Person takes the form of an infinitely perfect, incommunicable _ _ _ _ _ _ _.</text:p>
      <text:p text:style-name="P1">11. There are (<text:span text:style-name="T1">three</text:span>) (<text:span text:style-name="T1">four</text:span>) relations in God.</text:p>
      <text:p text:style-name="P1">12. There are (<text:span text:style-name="T1">three</text:span>) (<text:span text:style-name="T1">four</text:span>) incommunicable relations in God.</text:p>
      <text:p text:style-name="P1">13. The relation of Father and Son to the Holy Ghost (<text:span text:style-name="T1">is</text:span>) (<text:span text:style-name="T1">is not</text:span>) a Person.</text:p>
      <text:p text:style-name="P1">14. We can express the mystery of the Trinity by saying that in the one <text:line-break/>_ _ _ _ _ _ _ Being, there are three infinitely perfect, incommunicable <text:line-break/>_ _ _ _ _ _ _.</text:p>
      <text:p text:style-name="P1">15. All three Persons are mentioned together in the Scriptural account of the _ _ _ _ _ _ _ and of the _ _ _ _ _ _ _.</text:p>
      <text:p text:style-name="P1">16. St. John says: “There are three who give testimony in heaven: the Father, the _ _ _ _ _ _ _, and the Holy Ghost.”</text:p>
      <text:p text:style-name="P1"><text:soft-page-break/>17. As a spiritual Being, God does two things: He knows and He <text:s/>_ _ _ _ _.</text:p>
      <text:p text:style-name="P1">18. It is the (<text:span text:style-name="T1">First</text:span>) (<text:span text:style-name="T1">Second</text:span>) (<text:span text:style-name="T1">Third</text:span>) Person who proceeds through an act of knowledge.</text:p>
      <text:p text:style-name="P1">19. Which Person proceeds from no other Person? (<text:span text:style-name="T1">Father</text:span>) (<text:span text:style-name="T1">Son</text:span>) (<text:span text:style-name="T1">Holy Ghost</text:span>).</text:p>
      <text:p text:style-name="P1">20. From which Person does no other proceed? (<text:span text:style-name="T1">Father</text:span>) (<text:span text:style-name="T1">Son</text:span>) (<text:span text:style-name="T1">Holy Ghost</text:span>).</text:p>
      <text:p text:style-name="P1">21. Our Lord says: “This is eternal life that they may know Thee, the only true _ _ _ _ _ _ _, and Jesus Christ whom Thou hast sent.”</text:p>
      <text:p text:style-name="P1">22. St. John writes: “In the beginning was the _ _ _ _, and the _ _ _ _ was with God, and the _ _ _ _ was God.”</text:p>
      <text:p text:style-name="P1">23: St. Paul speaks of the Second Person as being over all things, “_ _ _ _, blessed forever.” </text:p>
      <text:p text:style-name="P1">24. The Second Person is called the _ _ _ _ _ _ _ and the _ _ _ _ _ _ _.</text:p>
      <text:p text:style-name="P1">25. As Son, He must have the same _ _ _ _ _ _ _ as His Father.</text:p>
      <text:p text:style-name="P1">26. Christ said to the Jews: “Before Abraham was made, I _ _ _.”</text:p>
      <text:p text:style-name="P1">27. St. Paul reminds us that our bodies are “temples of the _ _ _ _ _ _ _ _.”</text:p>
      <text:p text:style-name="P1">28. When Christ says: “The Father and I are one,” He is referring to His (<text:span text:style-name="T1">nature</text:span>) (<text:span text:style-name="T1">personality</text:span>).</text:p>
      <text:p text:style-name="P1">29. Christ worked _ _ _ _ _ _ _ _ by His own power.</text:p>
      <text:p text:style-name="P1">30. He forgave _ _ _ _ _ _ _ by His own power.</text:p>
      <text:p text:style-name="P1">31. He said: “Unless a man be born again of water and the _ _ _ _ _ _ _ he cannot enter the Kingdom of God.”</text:p>
      <text:p text:style-name="P1">32. The Third Person is called the _ _ _ _ _ _ _ and the _ _ _ _ _ _ _.</text:p>
      <text:p text:style-name="P1">33. Although there are three Persons, there is only one _ _ _ _ _ _ _.</text:p>
      <text:p text:style-name="P1">34. I should make the _ _ _ _ <text:s/>_ _ <text:s/>_ _ _ <text:s/>_ _ _ _ _ with the greatest reverence, since it reminds me not only of the death of Christ, but also of the _ _ _ _ _ _ _.</text:p>
      <text:p text:style-name="P1">35. At my death, the Church will make a last appeal for the salvation of my soul, on just one ground: my belief in _ _ _ <text:s/>_ _ _ _ _ _ _ _.</text:p>
      <text:p text:style-name="P1"/>
      <text:p text:style-name="P3"><text:soft-page-break/><text:s/>1. The Trinity (can) (<text:span text:style-name="T3">cannot</text:span>) be discovered by our unaided reason. 2. A supernatural mystery is a truth which is (<text:span text:style-name="T4">above</text:span>) reason, but not (<text:span text:style-name="T4">beyond</text:span>) it. 3. Everything has a (<text:span text:style-name="T3">nature</text:span>) (personality). 4. (<text:span text:style-name="T3">Nothing</text:span>) (everything) inferior to man is a person. 5. When we ask what a thing is, we are enquiring about its (<text:span text:style-name="T3">nature</text:span>) (personality). 6. Our imagination (can) (<text:span text:style-name="T3">cannot</text:span>) picture the Trinity faithfully. 7. In me, my nature is owned by my (<text:span text:style-name="T5">personality</text:span>). 8. God tells us that He is (one in nature and one in person) (three in nature and one in person) (three in nature and three in person) (<text:span text:style-name="T3">one in nature and three in person</text:span>). 9. Since a person can never be just part of something else, it is said to be (<text:span text:style-name="T5">incommunicable</text:span>). 10. In God, a Person takes the form of an infinitely perfect, incommunicable (<text:span text:style-name="T5">relation</text:span>). 11. There are (three) (<text:span text:style-name="T3">four</text:span>) relations in God. 12. There are (<text:span text:style-name="T3">three</text:span>) (four) incommunicable relations in God. 13. The relation of Father and Son to the Holy Ghost (is) (<text:span text:style-name="T3">is not</text:span>) a Person. 14. We can express the mystery of the Trinity by saying that in the one (<text:span text:style-name="T5">absolute</text:span>) Being, there are three infinitely perfect, incommunicable (<text:span text:style-name="T5">relations</text:span>). 15. All three Persons are mentioned together in the Scriptural account of the (<text:span text:style-name="T5">annunciation</text:span>) and of the (<text:span text:style-name="T5">baptism of Christ</text:span>). 16. St. John says: “There are three who give testimony in heaven: the Father, the (<text:span text:style-name="T5">Word</text:span>), and the Holy Ghost.” 17. As a spiritual Being, God does two things: He knows and He (<text:span text:style-name="T5">loves</text:span>). 18. It is the (First) (<text:span text:style-name="T3">Second</text:span>) (Third) Person who proceeds through an act of knowledge. 19. Which Person proceeds from no other Person? (<text:span text:style-name="T3">Father</text:span>) (Son) (Holy Ghost). 20. From which Person does no other proceed? (Father) (Son) (<text:span text:style-name="T3">Holy Ghost</text:span>). 21. Our Lord says: “This is eternal life that they may know Thee, the only true (<text:span text:style-name="T5">God</text:span>), and Jesus Christ whom Thou hast sent.” 22. St. John writes: “In the beginning was the (<text:span text:style-name="T5">Word</text:span>), and the (<text:span text:style-name="T5">Word</text:span>) was with God, and the (<text:span text:style-name="T5">Word</text:span>) was God.” 23: St. Paul speaks of the Second Person as being over all things, “(<text:span text:style-name="T5">God</text:span>), blessed forever.” 24. The Second Person is called the (<text:span text:style-name="T5">Word</text:span>) and the (<text:span text:style-name="T5">Son</text:span>). 25. As Son, He must have the same (<text:span text:style-name="T5">nature</text:span>) as His Father. 26. Christ said to the Jews: “Before Abraham was made, I (<text:span text:style-name="T5">am</text:span>).” 27. St. Paul reminds us that our bodies are “temples of the (<text:span text:style-name="T5">Holy Spirit</text:span>).” 28. When Christ says: “The Father and I are one,” He is referring to His (<text:span text:style-name="T3">nature</text:span>) (personality). 29. Christ worked (<text:span text:style-name="T5">miracles</text:span>) by His own power. 30. He forgave (<text:span text:style-name="T5">sins</text:span>) by His own power. 31. He said: “Unless a man be born again of water and the (<text:span text:style-name="T5">Spirit</text:span>) he cannot enter the Kingdom of God.” 32. The Third Person is called the (<text:span text:style-name="T5">Paraclete</text:span>) and the (<text:span text:style-name="T5">Holy Spirit</text:span>). 33. Although there are three Persons, there is only one (<text:span text:style-name="T5">God</text:span>). 34. I should make the (<text:span text:style-name="T5">sign of the cross</text:span>) with the greatest reverence, since it reminds me not only of the death of Christ, but also of the (<text:span text:style-name="T5">Trinity</text:span>). 35. At my death, the Church will make a last appeal for the salvation of my soul, on just one ground: my belief in (<text:span text:style-name="T5">the Trinity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JARDOTTY" svg:font-family="JARDOTTY" style:font-pitch="variable"/>
    <style:font-face style:name="Lato Black" svg:font-family="'Lato Black'" style:font-adornments="Black" style:font-pitch="variable"/>
    <style:font-face style:name="Lido STF" svg:font-family="'Lido STF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0:39:37.675440974</meta:creation-date>
    <meta:print-date>2015-11-16T10:56:26.405838280</meta:print-date>
    <dc:date>2015-11-19T10:13:06.754952902</dc:date>
    <meta:editing-duration>PT8M23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3" meta:paragraph-count="37" meta:word-count="1240" meta:character-count="6064" meta:non-whitespace-character-count="4849"/>
  </office:meta>
</office:document-meta>
</file>